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F0000012887E5472901046AAE.jpg" manifest:media-type="image/jpeg"/>
  <manifest:file-entry manifest:full-path="Pictures/100000000000037E00000183E1263B8AA7820432.png" manifest:media-type="image/png"/>
  <manifest:file-entry manifest:full-path="Pictures/10000000000001F4000001790D7A63EE88F2DE4F.jpg" manifest:media-type="image/jpeg"/>
  <manifest:file-entry manifest:full-path="Pictures/100000000000027100000206B909BCDFED24915B.png" manifest:media-type="image/png"/>
  <manifest:file-entry manifest:full-path="Pictures/1000000000000640000004B0BFA08B0C2898B00C.png" manifest:media-type="image/png"/>
  <manifest:file-entry manifest:full-path="Pictures/1000000000000604000001F029C13915DD6A1303.jpg" manifest:media-type="image/jpeg"/>
  <manifest:file-entry manifest:full-path="Pictures/10000000000000DC000000A5F0DC79049DACE522.jpg" manifest:media-type="image/jpeg"/>
  <manifest:file-entry manifest:full-path="Pictures/10000000000002580000025841BC6403A02CA1E3.jpg" manifest:media-type="image/jpeg"/>
  <manifest:file-entry manifest:full-path="Pictures/10000000000004000000030097E9DC8670EEF80C.jpg" manifest:media-type="image/jpeg"/>
  <manifest:file-entry manifest:full-path="Pictures/10000201000001F40000019A780CDA466932D656.png" manifest:media-type="image/png"/>
  <manifest:file-entry manifest:full-path="Pictures/1000000000000225000002485BB392BB0570FA6F.png" manifest:media-type="image/png"/>
  <manifest:file-entry manifest:full-path="Pictures/100000000000037B000003549B7C47785A853974.png" manifest:media-type="image/png"/>
  <manifest:file-entry manifest:full-path="Pictures/1000000000000640000004B00535F804FD43B05F.png" manifest:media-type="image/png"/>
  <manifest:file-entry manifest:full-path="Pictures/10000201000003200000035F734DD8706F861A16.png" manifest:media-type="image/png"/>
  <manifest:file-entry manifest:full-path="Pictures/1000000000000A0000000780E28F00FBFE7803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1.029cm"/>
    </style:style>
    <style:style style:name="gr5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6.577cm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7.924cm"/>
    </style:style>
    <style:style style:name="gr9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41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2.925cm"/>
    </style:style>
    <style:style style:name="gr13" style:family="graphic" style:parent-style-name="standard">
      <style:graphic-properties draw:stroke="solid" draw:fill="solid" draw:fill-color="#ffffff" fo:min-height="4.208cm"/>
    </style:style>
    <style:style style:name="gr14" style:family="graphic" style:parent-style-name="standard">
      <style:graphic-properties draw:stroke="solid" draw:fill="solid" draw:fill-color="#ffffff" fo:min-height="7.135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1" fo:font-size="18pt" style:font-size-asian="18pt" style:font-size-complex="18pt"/>
    </style:style>
    <style:style style:name="T11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Courier New1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41BC6403A02CA1E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F0DC79049DACE522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7E9DC8670EEF80C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5BB392BB0570FA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780CDA466932D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4" draw:text-style-name="P5" draw:layer="layout" svg:width="18.415cm" svg:height="1.279cm" svg:x="3.705cm" svg:y="7.611cm">
          <draw:text-box>
            <text:p text:style-name="P4"><text:span text:style-name="T7">$ /opt/reativos/arduino-1.8.1/arduino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5" draw:text-style-name="P6" draw:layer="layout" svg:width="15.922cm" svg:height="15.226cm" svg:x="0.423cm" svg:y="4.439cm">
          <draw:image xlink:href="Pictures/100000000000037B000003549B7C47785A853974.png" xlink:type="simple" xlink:show="embed" xlink:actuate="onLoad">
            <text:p/>
          </draw:image>
        </draw:frame>
        <draw:frame presentation:style-name="pr5" draw:text-style-name="P7" xml:id="id15" draw:id="id15" draw:layer="layout" svg:width="9.525cm" svg:height="0.906cm" svg:x="5.075cm" svg:y="14.005cm" presentation:class="outline" presentation:user-transformed="true">
          <draw:text-box>
            <text:p><text:span text:style-name="T9">Renomear para “blink.ino”</text:span></text:p>
          </draw:text-box>
        </draw:frame>
        <draw:frame draw:style-name="gr5" draw:text-style-name="P6" xml:id="id16" draw:id="id16" draw:layer="layout" svg:width="15.894cm" svg:height="17.145cm" svg:x="11.606cm" svg:y="3.575cm">
          <draw:image xlink:href="Pictures/10000201000003200000035F734DD8706F861A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draw:style-name="gr6" draw:text-style-name="P5" draw:layer="layout" svg:width="24.03cm" svg:height="6.827cm" svg:x="2.005cm" svg:y="7.611cm">
          <draw:text-box>
            <text:p text:style-name="P4"><text:span text:style-name="T7">$ git clone http://github.com/&lt;seu-nome&gt;/reativos</text:span></text:p>
            <text:p text:style-name="P4"><text:span text:style-name="T7">ou</text:span></text:p>
            <text:p text:style-name="P4"><text:span text:style-name="T7">$ cd reativos/</text:span></text:p>
            <text:p text:style-name="P4"><text:span text:style-name="T7">$ git pull</text:span></text:p>
            <text:p text:style-name="P4"><text:span text:style-name="T7">...</text:span></text:p>
            <text:p text:style-name="P4"><text:span text:style-name="T7">$ git gui <text:s text:c="3"/># verificar mudanças e aplicar o “commit”</text:span></text:p>
            <text:p text:style-name="P4"><text:span text:style-name="T7">$ git push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10">/opt/reativos/code/arduino/blink-00/blink-00.ino</text:span></text:p>
              </text:list-item>
            </text:list>
          </draw:text-box>
        </draw:frame>
        <draw:frame draw:style-name="gr7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12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12">// Turn on the LED</text:span></text:p>
            <text:p text:style-name="P4"><text:span text:style-name="T5"><text:s text:c="4"/></text:span><text:span text:style-name="T5">delay(1000); <text:s text:c="17"/></text:span><text:span text:style-name="T12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12">// Turn off the LED</text:span></text:p>
            <text:p text:style-name="P4"><text:span text:style-name="T5"><text:s text:c="4"/></text:span><text:span text:style-name="T5">delay(1000); <text:s text:c="17"/></text:span><text:span text:style-name="T12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10">/opt/reativos/code/arduino/button-01/button-01</text:span></text:p>
              </text:list-item>
            </text:list>
          </draw:text-box>
        </draw:frame>
        <draw:frame draw:style-name="gr8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12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12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int</text:span><text:span text:style-name="T5"> but = digitalRead(BUT_PIN); </text:span><text:span text:style-name="T12">// Read button state</text:span></text:p>
            <text:p text:style-name="P4"><text:span text:style-name="T5"><text:s text:c="4"/></text:span><text:span text:style-name="T5">digitalWrite(LED_PIN, but); <text:s text:c="4"/></text:span><text:span text:style-name="T12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E28F00FBFE7803A6.jpg" xlink:type="simple" xlink:show="embed" xlink:actuate="onLoad">
            <text:p/>
          </draw:image>
        </draw:frame>
        <draw:frame draw:style-name="gr9" draw:text-style-name="P2" draw:layer="layout" svg:width="15.118cm" svg:height="12.53cm" svg:x="1.092cm" svg:y="4.115cm">
          <draw:image xlink:href="Pictures/100000000000027100000206B909BCDFED2491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 (mesmo após soltar o botão)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10" draw:text-style-name="P5" xml:id="id19" draw:id="id19" draw:layer="layout" svg:width="16.585cm" svg:height="8.191cm" svg:x="5.505cm" svg:y="9.6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11">int</text:span><text:span text:style-name="T5"> but = digitalRead(BUT_PIN);</text:span></text:p>
            <text:p text:style-name="P4"><text:span text:style-name="T5"><text:s text:c="4"/></text:span><text:span text:style-name="T11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11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11" draw:text-style-name="P8" xml:id="id22" draw:id="id22" draw:layer="layout" svg:width="5.742cm" svg:height="0.505cm" svg:x="6.985cm" svg:y="11.13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8" xml:id="id21" draw:id="id21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1T1"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29C13915DD6A130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0D7A63EE88F2DE4F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4">Programa</text:span><text:span text:style-name="T14"><text:line-break/></text:span><text:span text:style-name="T14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4">Chamadas</text:span><text:span text:style-name="T14"><text:line-break/></text:span><text:span text:style-name="T14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5">millis()</text:span><text:span text:style-name="T2"> para contar o tempo, </text:span><text:span text:style-name="T16">sem </text:span><text:span text:style-name="T16">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E1263B8AA7820432.png" xlink:type="simple" xlink:show="embed" xlink:actuate="onLoad">
            <text:p/>
          </draw:image>
        </draw:frame>
        <draw:frame draw:style-name="gr12" draw:text-style-name="P5" xml:id="id23" draw:id="id23" draw:layer="layout" svg:width="10.795cm" svg:height="3.175cm" svg:x="14.605cm" svg:y="14.14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7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como se fossem dois loops em paralelo</text:span></text:p>
              <text:p><text:span text:style-name="T13">- a ordem entre os dois blocos é irrelevante</text:span></text:p>
              <text:p><text:span text:style-name="T13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3" draw:text-style-name="P5" xml:id="id26" draw:id="id26" draw:layer="layout" svg:width="11.43cm" svg:height="4.458cm" svg:x="1.305cm" svg:y="9.5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4" draw:text-style-name="P5" xml:id="id28" draw:id="id28" draw:layer="layout" svg:width="13.335cm" svg:height="7.385cm" svg:x="13.335cm" svg:y="9.513cm">
          <draw:text-box>
            <text:p text:style-name="P4"><text:span text:style-name="T11">int</text:span><text:span text:style-name="T5"> state = 1;</text:span></text:p>
            <text:p text:style-name="P4"><text:span text:style-name="T11">unsigned</text:span><text:span text:style-name="T5"> </text:span><text:span text:style-name="T11">long</text:span><text:span text:style-name="T5"> old;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unsigned</text:span><text:span text:style-name="T5"> </text:span><text:span text:style-name="T11">long</text:span><text:span text:style-name="T5"> now = millis(); </text:span></text:p>
            <text:p text:style-name="P4"><text:span text:style-name="T5"><text:s text:c="4"/></text:span><text:span text:style-name="T11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5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11" draw:text-style-name="P8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31" draw:id="id31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5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5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5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11" draw:text-style-name="P8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5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5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11" draw:text-style-name="P8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9">Execução sequencial com chamadas bloqueantes</text:span></text:p>
                <text:list>
                  <text:list-item>
                    <text:p xml:id="id42" text:id="id42"><text:span text:style-name="T20">não reativo</text:span></text:p>
                  </text:list-item>
                </text:list>
              </text:list-item>
              <text:list-item>
                <text:p xml:id="id43" text:id="id43"><text:span text:style-name="T20">Inversão de controle e variáveis de estado</text:span></text:p>
                <text:list>
                  <text:list-item>
                    <text:p xml:id="id44" text:id="id44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8" draw:text-style-name="P11" draw:layer="layout" svg:width="25.199cm" svg:height="13.859cm" svg:x="1.4cm" svg:y="4.914cm" presentation:class="outline">
          <draw:text-box>
            <text:list text:style-name="L2">
              <text:list-item>
                <text:p xml:id="id45" text:id="id45"><text:span text:style-name="T21">Debouncing</text:span></text:p>
              </text:list-item>
            </text:list>
          </draw:text-box>
        </draw:frame>
        <draw:frame draw:style-name="gr17" draw:text-style-name="P2" xml:id="id46" draw:id="id46" draw:layer="layout" svg:width="12.673cm" svg:height="7.831cm" svg:x="7.711cm" svg:y="8.704cm">
          <draw:image xlink:href="Pictures/10000000000001DF0000012887E5472901046AA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12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3">- pausa entre 1a e 2a aula</text:span></text:p>
            </draw:text-box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8</meta:editing-cycles>
    <meta:editing-duration>P36DT57M51S</meta:editing-duration>
    <meta:initial-creator>chico </meta:initial-creator>
    <dc:date>2017-05-01T14:00:07.851979690</dc:date>
    <meta:document-statistic meta:object-count="1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